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stem-ui" svg:font-family="system-ui, apple-system, blinkmacsystemfont, 'Segoe UI', helvetica, arial, sans-serif, 'Apple Color Emoji', 'Segoe UI Emoji', 'Segoe UI Symbol'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7%" style:font-name="system-ui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7%" style:font-name="system-ui" fo:font-size="10.5pt" fo:letter-spacing="normal" fo:font-style="normal" fo:font-weight="normal" officeooo:rsid="00106184" officeooo:paragraph-rsid="00106184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87%" style:font-name="system-ui" fo:font-size="10.5pt" fo:letter-spacing="normal" fo:font-style="normal" fo:font-weight="normal" officeooo:paragraph-rsid="00106184"/>
    </style:style>
    <style:style style:name="P4" style:family="paragraph" style:parent-style-name="Text_20_body" style:list-style-name="">
      <style:paragraph-properties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87%" style:font-name="system-ui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in" style:contextual-spacing="false" fo:orphans="2" fo:widows="2" fo:text-indent="0in" style:auto-text-indent="false" fo:break-before="page"/>
      <style:text-properties fo:font-variant="normal" fo:text-transform="none" fo:color="#000000" loext:opacity="87%" style:font-name="system-ui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000000" loext:opacity="87%" style:font-name="system-ui" fo:font-size="10.5pt" fo:letter-spacing="normal" fo:font-style="normal" fo:font-weight="normal" officeooo:paragraph-rsid="00119d39"/>
    </style:style>
    <style:style style:name="P7" style:family="paragraph" style:parent-style-name="Text_20_body" style:list-style-name="L1">
      <style:paragraph-properties fo:margin-top="0in" fo:margin-bottom="0in" style:contextual-spacing="false" fo:orphans="2" fo:widows="2" fo:text-indent="0in" style:auto-text-indent="false"/>
      <style:text-properties fo:font-variant="normal" fo:text-transform="none" fo:color="#000000" loext:opacity="87%" style:font-name="system-ui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orphans="2" fo:widows="2" fo:text-indent="0in" style:auto-text-indent="false"/>
      <style:text-properties fo:font-variant="normal" fo:text-transform="none" fo:color="#000000" loext:opacity="87%" style:font-name="system-ui" fo:font-size="10.5pt" fo:letter-spacing="normal" fo:font-style="normal" fo:font-weight="normal"/>
    </style:style>
    <style:style style:name="T1" style:family="text">
      <style:text-properties officeooo:rsid="00106184"/>
    </style:style>
    <style:style style:name="T2" style:family="text">
      <style:text-properties officeooo:rsid="00119d3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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Title Page:</text:p>
          <text:list>
            <text:list-item>
              <text:p text:style-name="P2">Course Number: CE 3105-00X &lt;= section number</text:p>
            </text:list-item>
            <text:list-item>
              <text:p text:style-name="P2">Course Title:</text:p>
            </text:list-item>
            <text:list-item>
              <text:p text:style-name="P2">Experiment Name:</text:p>
            </text:list-item>
            <text:list-item>
              <text:p text:style-name="P2">Date Completed:</text:p>
            </text:list-item>
            <text:list-item>
              <text:p text:style-name="P2">Date Submitted:</text:p>
            </text:list-item>
            <text:list-item>
              <text:p text:style-name="P2">Report Author:</text:p>
            </text:list-item>
            <text:list-item>
              <text:p text:style-name="P3"><text:span text:style-name="T1">File Name: LastName_FirstName_ExperimentName.pdf</text:span></text:p>
            </text:list-item>
          </text:list>
        </text:list-item>
      </text:list>
      <text:p text:style-name="P4"/>
      <text:list text:continue-numbering="true" text:style-name="L1">
        <text:list-item>
          <text:p text:style-name="P5">Table of Contents</text:p>
          <text:list>
            <text:list-item>
              <text:p text:style-name="P1"><text:span text:style-name="T2">Main r</text:span>eport headings;</text:p>
            </text:list-item>
            <text:list-item>
              <text:p text:style-name="P6"><text:span text:style-name="T2">L</text:span>ist of tables <text:span text:style-name="T2">with titles:</text:span></text:p>
            </text:list-item>
            <text:list-item>
              <text:p text:style-name="P6"><text:span text:style-name="T2">List of f</text:span>igures with <text:span text:style-name="T2">captions</text:span>;</text:p>
            </text:list-item>
            <text:list-item>
              <text:p text:style-name="P7">Indicate the contents of the appendix ;</text:p>
            </text:list-item>
            <text:list-item>
              <text:p text:style-name="P7">Show corresponding page numbers</text:p>
            </text:list-item>
          </text:list>
        </text:list-item>
      </text:list>
      <text:p text:style-name="P4"/>
      <text:list text:continue-numbering="true" text:style-name="L1">
        <text:list-item>
          <text:p text:style-name="P5">Objective</text:p>
          <text:list>
            <text:list-item>
              <text:p text:style-name="P1">Clearly state the purpose of the investigation</text:p>
              <text:p text:style-name="P1"/>
            </text:list-item>
          </text:list>
        </text:list-item>
        <text:list-item>
          <text:p text:style-name="P7">Theory</text:p>
          <text:list>
            <text:list-item>
              <text:p text:style-name="P1">Discuss fundamental principles behind the experiment;</text:p>
            </text:list-item>
            <text:list-item>
              <text:p text:style-name="P7">Clarify equations to be used and define all variables;</text:p>
            </text:list-item>
            <text:list-item>
              <text:p text:style-name="P7">Indicate important assumptions for validity of equations;</text:p>
            </text:list-item>
            <text:list-item>
              <text:p text:style-name="P7">Indicate your anticipated results;</text:p>
            </text:list-item>
            <text:list-item>
              <text:p text:style-name="P7">Cite references for borrowed ideas or expressions</text:p>
              <text:p text:style-name="P7"/>
            </text:list-item>
          </text:list>
        </text:list-item>
        <text:list-item>
          <text:p text:style-name="P7">Apparatus</text:p>
          <text:list>
            <text:list-item>
              <text:p text:style-name="P1">Drawings of the apparatus with important dimensions</text:p>
              <text:p text:style-name="P1"/>
            </text:list-item>
          </text:list>
        </text:list-item>
        <text:list-item>
          <text:p text:style-name="P7">Procedure</text:p>
          <text:list>
            <text:list-item>
              <text:p text:style-name="P1">A concise list of the steps performed</text:p>
              <text:p text:style-name="P1"/>
            </text:list-item>
          </text:list>
        </text:list-item>
        <text:list-item>
          <text:p text:style-name="P7">Results</text:p>
          <text:list>
            <text:list-item>
              <text:p text:style-name="P1">All your results should be presented here;</text:p>
            </text:list-item>
            <text:list-item>
              <text:p text:style-name="P7">Tables, charts and plots should be incorporated into the report text;</text:p>
            </text:list-item>
            <text:list-item>
              <text:p text:style-name="P7">For each table or figure, provide a brief narrative that explains the significance of the table or figure, its content, and, by referencing equations in the “Theory” section, how values were obtained;</text:p>
            </text:list-item>
            <text:list-item>
              <text:p text:style-name="P7">Provide a number and title for each table and figure that corresponds to that given above</text:p>
              <text:p text:style-name="P7"/>
            </text:list-item>
          </text:list>
        </text:list-item>
        <text:list-item>
          <text:p text:style-name="P7">Discussion</text:p>
          <text:list>
            <text:list-item>
              <text:p text:style-name="P1">Discuss the accuracy and precision of each result;</text:p>
            </text:list-item>
            <text:list-item>
              <text:p text:style-name="P7">Analyze probable sources of error</text:p>
              <text:p text:style-name="P7"/>
            </text:list-item>
          </text:list>
        </text:list-item>
        <text:list-item>
          <text:p text:style-name="P7">Conclusion</text:p>
          <text:list>
            <text:list-item>
              <text:p text:style-name="P1">State and justify whether your initial objective was met;</text:p>
            </text:list-item>
            <text:list-item>
              <text:p text:style-name="P7">Can you make recommendations for future related work</text:p>
              <text:p text:style-name="P7"/>
            </text:list-item>
          </text:list>
        </text:list-item>
        <text:list-item>
          <text:p text:style-name="P7">References</text:p>
          <text:list>
            <text:list-item>
              <text:p text:style-name="P1">List of references cited in the report</text:p>
              <text:p text:style-name="P1"/>
            </text:list-item>
          </text:list>
        </text:list-item>
      </text:list>
      <text:p text:style-name="P4"/>
      <text:list text:continue-numbering="true" text:style-name="L1">
        <text:list-item>
          <text:p text:style-name="P5">Appendix</text:p>
          <text:list>
            <text:list-item>
              <text:p text:style-name="P1">Original, handwritten data tables (if appropriate);</text:p>
            </text:list-item>
            <text:list-item>
              <text:p text:style-name="P7">Example hand calculations;</text:p>
            </text:list-item>
            <text:list-item>
              <text:p text:style-name="P8">Scripts (python code used to analyze data and produce plots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stem-ui" svg:font-family="system-ui, 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3:13:56.371077000</meta:creation-date>
    <dc:date>2025-12-07T13:28:06.630747900</dc:date>
    <meta:editing-duration>PT14M8S</meta:editing-duration>
    <meta:editing-cycles>4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51" meta:word-count="285" meta:character-count="1631" meta:non-whitespace-character-count="1440"/>
  </office:meta>
</office:document-meta>
</file>